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F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6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7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7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5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5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</style:style>
    <style:style style:name="ce15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5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5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D5)),ISBLANK(E5)))" style:apply-style-name="cf1" style:base-cell-address="Data_Sheet.E5"/>
      <style:map style:condition="is-true-formula(msoxl:AND(NOT(ISBLANK(AB8)),ISBLANK(AC8)))" style:apply-style-name="cf1" style:base-cell-address="Data_Sheet.AC8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360" table:style-name="ce30">
            <text:p>8,360</text:p>
          </table:table-cell>
          <table:table-cell office:value-type="float" office:value="7549.43" table:style-name="ce33">
            <text:p>7,549</text:p>
          </table:table-cell>
          <table:table-cell office:value-type="float" office:value="11826" table:style-name="ce43">
            <text:p>11,826</text:p>
          </table:table-cell>
          <table:table-cell office:value-type="float" office:value="11186.13" table:style-name="ce46">
            <text:p>11,186</text:p>
          </table:table-cell>
          <table:table-cell office:value-type="float" office:value="6649" table:style-name="ce94">
            <text:p>6,649</text:p>
          </table:table-cell>
          <table:table-cell office:value-type="float" office:value="6416.13" table:style-name="ce97">
            <text:p>6,416</text:p>
          </table:table-cell>
          <table:table-cell office:value-type="float" office:value="2022" table:style-name="ce101">
            <text:p>2,022</text:p>
          </table:table-cell>
          <table:table-cell office:value-type="float" office:value="1973.8" table:style-name="ce104">
            <text:p>1,974</text:p>
          </table:table-cell>
          <table:table-cell office:value-type="float" office:value="216" table:style-name="ce112">
            <text:p>216</text:p>
          </table:table-cell>
          <table:table-cell office:value-type="float" office:value="214.31" table:style-name="ce115">
            <text:p>214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29073" table:content-validation-name="val3" table:style-name="ce67">
            <text:p>29,073</text:p>
          </table:table-cell>
          <table:table-cell office:value-type="float" office:value="27339.8" table:content-validation-name="val3" table:style-name="ce69">
            <text:p>27,340</text:p>
          </table:table-cell>
          <table:table-cell office:value-type="float" office:value="2408" table:style-name="ce68">
            <text:p>2,408</text:p>
          </table:table-cell>
          <table:table-cell office:value-type="float" office:value="2312.94" table:style-name="ce73">
            <text:p>2,313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50">
            <text:p>0</text:p>
          </table:table-cell>
          <table:table-cell office:value-type="float" office:value="2408" table:style-name="ce152">
            <text:p>2,408</text:p>
          </table:table-cell>
          <table:table-cell office:value-type="float" office:value="2312.94" table:style-name="ce151">
            <text:p>2,313</text:p>
          </table:table-cell>
          <table:table-cell office:value-type="float" office:value="31481" table:content-validation-name="val3" table:style-name="ce153">
            <text:p>31,481</text:p>
          </table:table-cell>
          <table:table-cell office:value-type="float" office:value="29652.739999999998" table:content-validation-name="val3" table:style-name="ce158">
            <text:p>29,653</text:p>
          </table:table-cell>
          <table:table-cell office:value-type="currency" office:value="66080000" table:content-validation-name="val2" table:style-name="ce9">
            <text:p>£66,080,000.00</text:p>
          </table:table-cell>
          <table:table-cell office:value-type="currency" office:value="8769000" table:content-validation-name="val2" table:style-name="ce9">
            <text:p>£8,769,000.00</text:p>
          </table:table-cell>
          <table:table-cell office:value-type="currency" office:value="566000" table:content-validation-name="val2" table:style-name="ce9">
            <text:p>£566,000.00</text:p>
          </table:table-cell>
          <table:table-cell office:value-type="currency" office:value="573000" table:content-validation-name="val2" table:style-name="ce9">
            <text:p>£573,000.00</text:p>
          </table:table-cell>
          <table:table-cell office:value-type="currency" office:value="14136000" table:content-validation-name="val2" table:style-name="ce9">
            <text:p>£14,136,000.00</text:p>
          </table:table-cell>
          <table:table-cell office:value-type="currency" office:value="5903000" table:content-validation-name="val2" table:style-name="ce9">
            <text:p>£5,903,000.00</text:p>
          </table:table-cell>
          <table:table-cell office:value-type="currency" office:value="96027000" table:style-name="ce10">
            <text:p>£96,027,000.00</text:p>
          </table:table-cell>
          <table:table-cell office:value-type="currency" office:value="5170000" table:content-validation-name="val2" table:style-name="ce11">
            <text:p>£5,170,000.00</text:p>
          </table:table-cell>
          <table:table-cell office:value-type="currency" office:value="1127000" table:content-validation-name="val2" table:style-name="ce11">
            <text:p>£1,127,000.00</text:p>
          </table:table-cell>
          <table:table-cell office:value-type="currency" office:value="6297000" table:style-name="ce10">
            <text:p>£6,297,000.00</text:p>
          </table:table-cell>
          <table:table-cell office:value-type="currency" office:value="102324000" table:style-name="ce12">
            <text:p>£102,324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08" table:style-name="ce29">
            <text:p>308</text:p>
          </table:table-cell>
          <table:table-cell office:value-type="float" office:value="280.08999999999997" table:style-name="ce32">
            <text:p>280</text:p>
          </table:table-cell>
          <table:table-cell office:value-type="float" office:value="208" table:style-name="ce42">
            <text:p>208</text:p>
          </table:table-cell>
          <table:table-cell office:value-type="float" office:value="196.47" table:style-name="ce44">
            <text:p>196</text:p>
          </table:table-cell>
          <table:table-cell office:value-type="float" office:value="255" table:style-name="ce93">
            <text:p>255</text:p>
          </table:table-cell>
          <table:table-cell office:value-type="float" office:value="244.64" table:style-name="ce96">
            <text:p>245</text:p>
          </table:table-cell>
          <table:table-cell office:value-type="float" office:value="35" table:style-name="ce100">
            <text:p>35</text:p>
          </table:table-cell>
          <table:table-cell office:value-type="float" office:value="33.65" table:style-name="ce102">
            <text:p>34</text:p>
          </table:table-cell>
          <table:table-cell office:value-type="float" office:value="5" table:style-name="ce111">
            <text:p>5</text:p>
          </table:table-cell>
          <table:table-cell office:value-type="float" office:value="5" table:style-name="ce114">
            <text:p>5</text:p>
          </table:table-cell>
          <table:table-cell office:value-type="float" office:value="4" table:style-name="ce61">
            <text:p>4</text:p>
          </table:table-cell>
          <table:table-cell office:value-type="float" office:value="4" table:style-name="ce64">
            <text:p>4</text:p>
          </table:table-cell>
          <table:table-cell office:value-type="float" office:value="815" table:content-validation-name="val3" table:style-name="ce74">
            <text:p>815</text:p>
          </table:table-cell>
          <table:table-cell office:value-type="float" office:value="763.84999999999991" table:content-validation-name="val3" table:style-name="ce70">
            <text:p>764</text:p>
          </table:table-cell>
          <table:table-cell office:value-type="float" office:value="2" table:style-name="ce71">
            <text:p>2</text:p>
          </table:table-cell>
          <table:table-cell office:value-type="float" office:value="2" table:style-name="ce72">
            <text:p>2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2" table:style-name="ce143">
            <text:p>12</text:p>
          </table:table-cell>
          <table:table-cell office:value-type="float" office:value="12" table:style-name="ce154">
            <text:p>12</text:p>
          </table:table-cell>
          <table:table-cell office:value-type="float" office:value="14" table:style-name="ce74">
            <text:p>14</text:p>
          </table:table-cell>
          <table:table-cell office:value-type="float" office:value="14" table:style-name="ce155">
            <text:p>14</text:p>
          </table:table-cell>
          <table:table-cell office:value-type="float" office:value="829" table:content-validation-name="val3" table:style-name="ce164">
            <text:p>829</text:p>
          </table:table-cell>
          <table:table-cell office:value-type="float" office:value="777.84999999999991" table:content-validation-name="val3" table:style-name="ce159">
            <text:p>778</text:p>
          </table:table-cell>
          <table:table-cell office:value-type="currency" office:value="1706613.33" table:content-validation-name="val1" table:style-name="ce9">
            <text:p>£1,706,613.33</text:p>
          </table:table-cell>
          <table:table-cell office:value-type="currency" office:value="26295.16" table:content-validation-name="val1" table:style-name="ce9">
            <text:p>£26,295.16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39047.44" table:content-validation-name="val1" table:style-name="ce9">
            <text:p>£139,047.44</text:p>
          </table:table-cell>
          <table:table-cell office:value-type="currency" office:value="308896.82" table:content-validation-name="val1" table:style-name="ce9">
            <text:p>£308,896.82</text:p>
          </table:table-cell>
          <table:table-cell office:value-type="currency" office:value="139805.71" table:content-validation-name="val1" table:style-name="ce9">
            <text:p>£139,805.71</text:p>
          </table:table-cell>
          <table:table-cell office:value-type="currency" office:value="2320658.46" table:style-name="ce10">
            <text:p>£2,320,658.46</text:p>
          </table:table-cell>
          <table:table-cell office:value-type="currency" office:value="3296.66" table:content-validation-name="val2" table:style-name="ce9">
            <text:p>£3,296.66</text:p>
          </table:table-cell>
          <table:table-cell office:value-type="currency" office:value="225626.17" table:content-validation-name="val2" table:style-name="ce11">
            <text:p>£225,626.17</text:p>
          </table:table-cell>
          <table:table-cell office:value-type="currency" office:value="228922.83000000002" table:style-name="ce10">
            <text:p>£228,922.83</text:p>
          </table:table-cell>
          <table:table-cell office:value-type="currency" office:value="2549581.29" table:style-name="ce12">
            <text:p>£2,549,581.29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44" table:style-name="ce31">
            <text:p>44</text:p>
          </table:table-cell>
          <table:table-cell office:value-type="float" office:value="42.297200000000004" table:style-name="ce34">
            <text:p>42</text:p>
          </table:table-cell>
          <table:table-cell office:value-type="float" office:value="62" table:style-name="ce41">
            <text:p>62</text:p>
          </table:table-cell>
          <table:table-cell office:value-type="float" office:value="61.3108" table:style-name="ce45">
            <text:p>61</text:p>
          </table:table-cell>
          <table:table-cell office:value-type="float" office:value="551" table:style-name="ce95">
            <text:p>551</text:p>
          </table:table-cell>
          <table:table-cell office:value-type="float" office:value="544.65260000000012" table:style-name="ce98">
            <text:p>545</text:p>
          </table:table-cell>
          <table:table-cell office:value-type="float" office:value="48" table:style-name="ce99">
            <text:p>48</text:p>
          </table:table-cell>
          <table:table-cell office:value-type="float" office:value="47.505900000000004" table:style-name="ce103">
            <text:p>48</text:p>
          </table:table-cell>
          <table:table-cell office:value-type="float" office:value="7" table:style-name="ce113">
            <text:p>7</text:p>
          </table:table-cell>
          <table:table-cell office:value-type="float" office:value="7" table:style-name="ce116">
            <text:p>7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712" table:content-validation-name="val3" table:style-name="ce74">
            <text:p>712</text:p>
          </table:table-cell>
          <table:table-cell office:value-type="float" office:value="702.76650000000006" table:content-validation-name="val3" table:style-name="ce76">
            <text:p>703</text:p>
          </table:table-cell>
          <table:table-cell office:value-type="float" office:value="33" table:style-name="ce75">
            <text:p>33</text:p>
          </table:table-cell>
          <table:table-cell office:value-type="float" office:value="33" table:style-name="ce86">
            <text:p>33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1" table:style-name="ce140">
            <text:p>1</text:p>
          </table:table-cell>
          <table:table-cell office:value-type="float" office:value="1" table:style-name="ce137">
            <text:p>1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4" table:style-name="ce74">
            <text:p>34</text:p>
          </table:table-cell>
          <table:table-cell office:value-type="float" office:value="34" table:style-name="ce166">
            <text:p>34</text:p>
          </table:table-cell>
          <table:table-cell office:value-type="float" office:value="746" table:content-validation-name="val3" table:style-name="ce164">
            <text:p>746</text:p>
          </table:table-cell>
          <table:table-cell office:value-type="float" office:value="736.76650000000006" table:content-validation-name="val3" table:style-name="ce156">
            <text:p>737</text:p>
          </table:table-cell>
          <table:table-cell office:value-type="currency" office:value="1903283.53" table:content-validation-name="val2" table:style-name="ce9">
            <text:p>£1,903,283.53</text:p>
          </table:table-cell>
          <table:table-cell office:value-type="currency" office:value="101284.86" table:content-validation-name="val2" table:style-name="ce9">
            <text:p>£101,284.86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58949" table:content-validation-name="val2" table:style-name="ce9">
            <text:p>£58,949.00</text:p>
          </table:table-cell>
          <table:table-cell office:value-type="currency" office:value="350802.61" table:content-validation-name="val2" table:style-name="ce9">
            <text:p>£350,802.61</text:p>
          </table:table-cell>
          <table:table-cell office:value-type="currency" office:value="170567.44" table:content-validation-name="val2" table:style-name="ce9">
            <text:p>£170,567.44</text:p>
          </table:table-cell>
          <table:table-cell office:value-type="currency" office:value="2584887.44" table:style-name="ce10">
            <text:p>£2,584,887.44</text:p>
          </table:table-cell>
          <table:table-cell office:value-type="currency" office:value="233193" table:content-validation-name="val2" table:style-name="ce11">
            <text:p>£233,193.00</text:p>
          </table:table-cell>
          <table:table-cell office:value-type="currency" office:value="94093" table:content-validation-name="val2" table:style-name="ce11">
            <text:p>£94,093.00</text:p>
          </table:table-cell>
          <table:table-cell office:value-type="currency" office:value="327286" table:style-name="ce10">
            <text:p>£327,286.00</text:p>
          </table:table-cell>
          <table:table-cell office:value-type="currency" office:value="2912173.44" table:style-name="ce12">
            <text:p>£2,912,173.44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12" table:style-name="ce36">
            <text:p>12</text:p>
          </table:table-cell>
          <table:table-cell office:value-type="float" office:value="10.5" table:style-name="ce39">
            <text:p>11</text:p>
          </table:table-cell>
          <table:table-cell office:value-type="float" office:value="8" table:style-name="ce49">
            <text:p>8</text:p>
          </table:table-cell>
          <table:table-cell office:value-type="float" office:value="7" table:style-name="ce52">
            <text:p>7</text:p>
          </table:table-cell>
          <table:table-cell office:value-type="float" office:value="38" table:style-name="ce88">
            <text:p>38</text:p>
          </table:table-cell>
          <table:table-cell office:value-type="float" office:value="37.5" table:style-name="ce91">
            <text:p>38</text:p>
          </table:table-cell>
          <table:table-cell office:value-type="float" office:value="2" table:style-name="ce107">
            <text:p>2</text:p>
          </table:table-cell>
          <table:table-cell office:value-type="float" office:value="1.8" table:style-name="ce110">
            <text:p>2</text:p>
          </table:table-cell>
          <table:table-cell office:value-type="float" office:value="1" table:style-name="ce118">
            <text:p>1</text:p>
          </table:table-cell>
          <table:table-cell office:value-type="float" office:value="0.6" table:style-name="ce121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61" table:content-validation-name="val3" table:style-name="ce74">
            <text:p>61</text:p>
          </table:table-cell>
          <table:table-cell office:value-type="float" office:value="57.4" table:content-validation-name="val3" table:style-name="ce59">
            <text:p>57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61" table:content-validation-name="val3" table:style-name="ce164">
            <text:p>61</text:p>
          </table:table-cell>
          <table:table-cell office:value-type="float" office:value="57.4" table:content-validation-name="val3" table:style-name="ce157">
            <text:p>57</text:p>
          </table:table-cell>
          <table:table-cell office:value-type="currency" office:value="164713" table:content-validation-name="val2" table:style-name="ce9">
            <text:p>£164,713.00</text:p>
          </table:table-cell>
          <table:table-cell office:value-type="currency" office:value="35" table:content-validation-name="val2" table:style-name="ce9">
            <text:p>£35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8015" table:content-validation-name="val2" table:style-name="ce9">
            <text:p>£28,015.00</text:p>
          </table:table-cell>
          <table:table-cell office:value-type="currency" office:value="12094" table:content-validation-name="val2" table:style-name="ce9">
            <text:p>£12,094.00</text:p>
          </table:table-cell>
          <table:table-cell office:value-type="currency" office:value="204857" table:style-name="ce10">
            <text:p>£204,857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4857" table:style-name="ce12">
            <text:p>£204,857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31" table:style-name="ce35">
            <text:p>31</text:p>
          </table:table-cell>
          <table:table-cell office:value-type="float" office:value="30.4" table:style-name="ce38">
            <text:p>30</text:p>
          </table:table-cell>
          <table:table-cell office:value-type="float" office:value="62" table:style-name="ce48">
            <text:p>62</text:p>
          </table:table-cell>
          <table:table-cell office:value-type="float" office:value="62" table:style-name="ce50">
            <text:p>62</text:p>
          </table:table-cell>
          <table:table-cell office:value-type="float" office:value="39" table:style-name="ce87">
            <text:p>39</text:p>
          </table:table-cell>
          <table:table-cell office:value-type="float" office:value="38.4" table:style-name="ce90">
            <text:p>38</text:p>
          </table:table-cell>
          <table:table-cell office:value-type="float" office:value="19" table:style-name="ce106">
            <text:p>19</text:p>
          </table:table-cell>
          <table:table-cell office:value-type="float" office:value="18.5" table:style-name="ce108">
            <text:p>19</text:p>
          </table:table-cell>
          <table:table-cell office:value-type="float" office:value="4" table:style-name="ce117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6" table:style-name="ce54">
            <text:p>6</text:p>
          </table:table-cell>
          <table:table-cell office:value-type="float" office:value="0.55000000000000004" table:style-name="ce56">
            <text:p>1</text:p>
          </table:table-cell>
          <table:table-cell office:value-type="float" office:value="161" table:content-validation-name="val3" table:style-name="ce74">
            <text:p>161</text:p>
          </table:table-cell>
          <table:table-cell office:value-type="float" office:value="153.85000000000002" table:content-validation-name="val3" table:style-name="ce60">
            <text:p>154</text:p>
          </table:table-cell>
          <table:table-cell office:value-type="float" office:value="10" table:style-name="ce78">
            <text:p>10</text:p>
          </table:table-cell>
          <table:table-cell office:value-type="float" office:value="10" table:style-name="ce82">
            <text:p>10</text:p>
          </table:table-cell>
          <table:table-cell office:value-type="float" office:value="10" table:style-name="ce85">
            <text:p>10</text:p>
          </table:table-cell>
          <table:table-cell office:value-type="float" office:value="10" table:style-name="ce130">
            <text:p>1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9" table:style-name="ce147">
            <text:p>9</text:p>
          </table:table-cell>
          <table:table-cell office:value-type="float" office:value="5.3" table:style-name="ce163">
            <text:p>5</text:p>
          </table:table-cell>
          <table:table-cell office:value-type="float" office:value="29" table:style-name="ce74">
            <text:p>29</text:p>
          </table:table-cell>
          <table:table-cell office:value-type="float" office:value="25.3" table:style-name="ce168">
            <text:p>25</text:p>
          </table:table-cell>
          <table:table-cell office:value-type="float" office:value="190" table:content-validation-name="val3" table:style-name="ce164">
            <text:p>190</text:p>
          </table:table-cell>
          <table:table-cell office:value-type="float" office:value="179.15000000000003" table:content-validation-name="val3" table:style-name="ce160">
            <text:p>179</text:p>
          </table:table-cell>
          <table:table-cell office:value-type="currency" office:value="441057.15" table:content-validation-name="val1" table:style-name="ce9">
            <text:p>£441,057.15</text:p>
          </table:table-cell>
          <table:table-cell office:value-type="currency" office:value="61828.22" table:content-validation-name="val1" table:style-name="ce9">
            <text:p>£61,828.22</text:p>
          </table:table-cell>
          <table:table-cell office:value-type="currency" office:value="30125" table:content-validation-name="val2" table:style-name="ce9">
            <text:p>£30,125.00</text:p>
          </table:table-cell>
          <table:table-cell office:value-type="currency" office:value="197.69" table:content-validation-name="val1" table:style-name="ce9">
            <text:p>£197.69</text:p>
          </table:table-cell>
          <table:table-cell office:value-type="currency" office:value="91470.7" table:content-validation-name="val1" table:style-name="ce9">
            <text:p>£91,470.70</text:p>
          </table:table-cell>
          <table:table-cell office:value-type="currency" office:value="46668.37" table:content-validation-name="val1" table:style-name="ce9">
            <text:p>£46,668.37</text:p>
          </table:table-cell>
          <table:table-cell office:value-type="currency" office:value="671347.12999999989" table:style-name="ce10">
            <text:p>£671,347.13</text:p>
          </table:table-cell>
          <table:table-cell office:value-type="currency" office:value="130509.42" table:content-validation-name="val1" table:style-name="ce11">
            <text:p>£130,509.42</text:p>
          </table:table-cell>
          <table:table-cell office:value-type="currency" office:value="134946" table:content-validation-name="val2" table:style-name="ce9">
            <text:p>£134,946.00</text:p>
          </table:table-cell>
          <table:table-cell office:value-type="currency" office:value="265455.42" table:style-name="ce10">
            <text:p>£265,455.42</text:p>
          </table:table-cell>
          <table:table-cell office:value-type="currency" office:value="936802.54999999981" table:style-name="ce12">
            <text:p>£936,802.55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6" table:style-name="ce37">
            <text:p>6</text:p>
          </table:table-cell>
          <table:table-cell office:value-type="float" office:value="5.54" table:style-name="ce40">
            <text:p>6</text:p>
          </table:table-cell>
          <table:table-cell office:value-type="float" office:value="9" table:style-name="ce47">
            <text:p>9</text:p>
          </table:table-cell>
          <table:table-cell office:value-type="float" office:value="8.0500000000000007" table:style-name="ce51">
            <text:p>8</text:p>
          </table:table-cell>
          <table:table-cell office:value-type="float" office:value="50" table:style-name="ce89">
            <text:p>50</text:p>
          </table:table-cell>
          <table:table-cell office:value-type="float" office:value="50" table:style-name="ce92">
            <text:p>50</text:p>
          </table:table-cell>
          <table:table-cell office:value-type="float" office:value="2" table:style-name="ce105">
            <text:p>2</text:p>
          </table:table-cell>
          <table:table-cell office:value-type="float" office:value="1.59" table:style-name="ce109">
            <text:p>2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2">
            <text:p>1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68" table:content-validation-name="val3" table:style-name="ce14">
            <text:p>68</text:p>
          </table:table-cell>
          <table:table-cell office:value-type="float" office:value="66.180000000000007" table:content-validation-name="val3" table:style-name="ce14">
            <text:p>66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6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8" table:content-validation-name="val3" table:style-name="ce15">
            <text:p>68</text:p>
          </table:table-cell>
          <table:table-cell office:value-type="float" office:value="66.180000000000007" table:content-validation-name="val3" table:style-name="ce15">
            <text:p>66</text:p>
          </table:table-cell>
          <table:table-cell office:value-type="currency" office:value="167080.46" table:content-validation-name="val2" table:style-name="ce9">
            <text:p>£167,080.46</text:p>
          </table:table-cell>
          <table:table-cell office:value-type="currency" office:value="7756.21" table:content-validation-name="val2" table:style-name="ce9">
            <text:p>£7,756.21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0925.07" table:content-validation-name="val2" table:style-name="ce9">
            <text:p>£30,925.07</text:p>
          </table:table-cell>
          <table:table-cell office:value-type="currency" office:value="14789.42" table:content-validation-name="val2" table:style-name="ce9">
            <text:p>£14,789.42</text:p>
          </table:table-cell>
          <table:table-cell office:value-type="currency" office:value="220551.16" table:style-name="ce10">
            <text:p>£220,551.16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20551.16" table:style-name="ce12">
            <text:p>£220,551.16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5-03-12T16:19:30Z</dc:date>
  </office:meta>
</office:document-meta>
</file>